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MANI QUISPE FID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71741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119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MANI QUISPE FID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7174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119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CAMANI QUISPE 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3700</text:p>
          </table:table-cell>
          <table:table-cell table:style-name="Tableau1.D2" office:value-type="string">
            <text:p text:style-name="P8">10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1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532849</text:p>
          </table:table-cell>
          <table:table-cell table:style-name="Tabla2.D3" office:value-type="string">
            <text:p text:style-name="P23">101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3:01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